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1">
      <style:text-properties officeooo:paragraph-rsid="0025941d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3" style:family="paragraph" style:parent-style-name="Heading_20_2">
      <style:text-properties officeooo:paragraph-rsid="0025941d"/>
    </style:style>
    <style:style style:name="P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5" style:family="paragraph" style:parent-style-name="Heading_20_3">
      <style:text-properties fo:color="#000000" loext:opacity="100%"/>
    </style:style>
    <style:style style:name="P6" style:family="paragraph" style:parent-style-name="Horizontal_20_Line">
      <style:text-properties fo:color="#000000" loext:opacity="100%"/>
    </style:style>
    <style:style style:name="P7" style:family="paragraph" style:parent-style-name="Horizontal_20_Line">
      <style:text-properties officeooo:paragraph-rsid="0025941d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color="#c9211e" loext:opacity="100%" officeooo:paragraph-rsid="0016068a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c9211e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13" style:family="paragraph" style:parent-style-name="Text_20_body">
      <style:text-properties fo:color="#000000" loext:opacity="100%"/>
    </style:style>
    <style:style style:name="P14" style:family="paragraph" style:parent-style-name="Text_20_body">
      <style:text-properties officeooo:paragraph-rsid="00195a44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in" fo:margin-bottom="0in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in" fo:margin-bottom="0in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in" fo:margin-bottom="0in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in" fo:margin-bottom="0in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5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7">
      <style:paragraph-properties fo:margin-top="0in" fo:margin-bottom="0in" style:contextual-spacing="false"/>
      <style:text-properties officeooo:paragraph-rsid="0025941d"/>
    </style:style>
    <style:style style:name="P41" style:family="paragraph" style:parent-style-name="Text_20_body" style:list-style-name="L17">
      <style:text-properties officeooo:paragraph-rsid="0025941d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in" fo:margin-bottom="0in" style:contextual-spacing="false"/>
    </style:style>
    <style:style style:name="P44" style:family="paragraph" style:parent-style-name="Text_20_body" style:list-style-name="L19"/>
    <style:style style:name="P45" style:family="paragraph" style:parent-style-name="Text_20_body" style:list-style-name="L19">
      <style:paragraph-properties fo:margin-top="0in" fo:margin-bottom="0in" style:contextual-spacing="false"/>
    </style:style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in" fo:margin-bottom="0in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in" fo:margin-bottom="0in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in" fo:margin-bottom="0in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in" fo:margin-bottom="0in" style:contextual-spacing="false"/>
    </style:style>
    <style:style style:name="P54" style:family="paragraph" style:parent-style-name="Text_20_body" style:list-style-name="L24"/>
    <style:style style:name="P55" style:family="paragraph" style:parent-style-name="Text_20_body" style:list-style-name="L24">
      <style:paragraph-properties fo:margin-top="0in" fo:margin-bottom="0in" style:contextual-spacing="false"/>
    </style:style>
    <style:style style:name="P56" style:family="paragraph" style:parent-style-name="Text_20_body">
      <style:text-properties officeooo:paragraph-rsid="001aa740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in" fo:margin-bottom="0in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in" fo:margin-bottom="0in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7">
      <style:paragraph-properties fo:margin-top="0in" fo:margin-bottom="0in" style:contextual-spacing="false"/>
    </style:style>
    <style:style style:name="P63" style:family="paragraph" style:parent-style-name="Text_20_body" style:list-style-name="L28"/>
    <style:style style:name="P64" style:family="paragraph" style:parent-style-name="Text_20_body" style:list-style-name="L28">
      <style:paragraph-properties fo:margin-top="0in" fo:margin-bottom="0in" style:contextual-spacing="false"/>
    </style:style>
    <style:style style:name="P65" style:family="paragraph" style:parent-style-name="Text_20_body" style:list-style-name="L29"/>
    <style:style style:name="P66" style:family="paragraph" style:parent-style-name="Text_20_body" style:list-style-name="L29">
      <style:paragraph-properties fo:margin-top="0in" fo:margin-bottom="0in" style:contextual-spacing="false"/>
    </style:style>
    <style:style style:name="P67" style:family="paragraph" style:parent-style-name="Text_20_body" style:list-style-name="L30"/>
    <style:style style:name="P68" style:family="paragraph" style:parent-style-name="Text_20_body" style:list-style-name="L30">
      <style:paragraph-properties fo:margin-top="0in" fo:margin-bottom="0in" style:contextual-spacing="false"/>
    </style:style>
    <style:style style:name="P69" style:family="paragraph" style:parent-style-name="Text_20_body" style:list-style-name="L31"/>
    <style:style style:name="P70" style:family="paragraph" style:parent-style-name="Text_20_body" style:list-style-name="L31">
      <style:paragraph-properties fo:margin-top="0in" fo:margin-bottom="0in" style:contextual-spacing="false"/>
    </style:style>
    <style:style style:name="P71" style:family="paragraph" style:parent-style-name="Text_20_body" style:list-style-name="L32"/>
    <style:style style:name="P72" style:family="paragraph" style:parent-style-name="Text_20_body" style:list-style-name="L32">
      <style:paragraph-properties fo:margin-top="0in" fo:margin-bottom="0in" style:contextual-spacing="false"/>
    </style:style>
    <style:style style:name="P73" style:family="paragraph" style:parent-style-name="Text_20_body" style:list-style-name="L33"/>
    <style:style style:name="P74" style:family="paragraph" style:parent-style-name="Text_20_body" style:list-style-name="L33">
      <style:paragraph-properties fo:margin-top="0in" fo:margin-bottom="0in" style:contextual-spacing="false"/>
    </style:style>
    <style:style style:name="P75" style:family="paragraph" style:parent-style-name="Text_20_body" style:list-style-name="L34"/>
    <style:style style:name="P76" style:family="paragraph" style:parent-style-name="Text_20_body" style:list-style-name="L34">
      <style:paragraph-properties fo:margin-top="0in" fo:margin-bottom="0in" style:contextual-spacing="false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font-size="32pt" fo:letter-spacing="normal" fo:font-style="normal" fo:font-weight="normal" style:font-size-asian="32pt" style:font-size-complex="32pt" loext:padding="0in" loext:border="none"/>
    </style:style>
    <style:style style:name="T3" style:family="text">
      <style:text-properties fo:font-variant="normal" fo:text-transform="none" fo:color="#000000" loext:opacity="100%" style:font-name="Carlito" fo:font-size="16pt" fo:letter-spacing="normal" fo:font-style="normal" fo:font-weight="normal" officeooo:rsid="0016068a" style:font-size-asian="16pt" style:font-size-complex="16pt" loext:padding="0in" loext:border="none"/>
    </style:style>
    <style:style style:name="T4" style:family="text">
      <style:text-properties fo:font-variant="normal" fo:text-transform="none" fo:color="#c9211e" loext:opacity="100%" style:font-name="Carlito" fo:font-size="16pt" fo:letter-spacing="normal" fo:font-style="normal" fo:font-weight="normal" style:font-size-asian="16pt" style:font-size-complex="16pt" loext:padding="0in" loext:border="none"/>
    </style:style>
    <style:style style:name="T5" style:family="text">
      <style:text-properties fo:color="#c9211e" loext:opacity="100%" style:font-name="Carlito" fo:font-size="16pt" style:font-size-asian="16pt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95a44"/>
    </style:style>
    <style:style style:name="T8" style:family="text">
      <style:text-properties fo:color="#000000" loext:opacity="100%" officeooo:rsid="0016068a"/>
    </style:style>
    <style:style style:name="T9" style:family="text">
      <style:text-properties fo:color="#000000" loext:opacity="100%" officeooo:rsid="001aa7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Data Quality Review</text:span></text:p>
      <text:p text:style-name="P8"><text:span text:style-name="T2"/></text:p>
      <text:p text:style-name="P9">a brief description of the dataset and its structure;</text:p>
      <text:h text:style-name="P2" text:outline-level="2">Dataset Overview</text:h>
      <text:p text:style-name="Text_20_body">The dataset consists of <text:span text:style-name="Strong_20_Emphasis">11,200,280 observations</text:span> and <text:span text:style-name="Strong_20_Emphasis">22 variables</text:span>, representing a large-scale record of taxi trip activity.</text:p>
      <text:h text:style-name="Heading_20_3" text:outline-level="3">Structure of the Dataset</text:h>
      <text:p text:style-name="Text_20_body">The dataset includes a mixture of numerical, categorical, and temporal variables:</text:p>
      <text:list text:style-name="L19">
        <text:list-item>
          <text:p text:style-name="P45"><text:span text:style-name="Strong_20_Emphasis">Numerical variables</text:span> include trip-related measurements such as fare amount, trip distance, passenger count, tolls, and additional charges. </text:p>
        </text:list-item>
        <text:list-item>
          <text:p text:style-name="P45"><text:span text:style-name="Strong_20_Emphasis">Categorical variables</text:span> include identifiers such as payment method flags and data source month. </text:p>
        </text:list-item>
        <text:list-item>
          <text:p text:style-name="P44"><text:span text:style-name="Strong_20_Emphasis">Datetime variables</text:span> capture the pickup and dropoff timestamps for each trip. </text:p>
        </text:list-item>
      </text:list>
      <text:h text:style-name="Heading_20_3" text:outline-level="3">Data Types</text:h>
      <text:p text:style-name="Text_20_body">The dataset contains a combination of:</text:p>
      <text:list text:style-name="L20">
        <text:list-item>
          <text:p text:style-name="P47">Integer variables (e.g., trip identifiers and location IDs) </text:p>
        </text:list-item>
        <text:list-item>
          <text:p text:style-name="P47">Floating-point variables (e.g., fares, distances, surcharges) </text:p>
        </text:list-item>
        <text:list-item>
          <text:p text:style-name="P47">Datetime variables (pickup and dropoff timestamps) </text:p>
        </text:list-item>
        <text:list-item>
          <text:p text:style-name="P46">Object-type variables (categorical indicators such as flags and time grouping variables) </text:p>
        </text:list-item>
      </text:list>
      <text:p text:style-name="Text_20_body">This mixed structure reflects both operational and transactional aspects of taxi trips.</text:p>
      <text:h text:style-name="Heading_20_3" text:outline-level="3">Missingness Overview</text:h>
      <text:p text:style-name="Text_20_body">Several variables contain incomplete data, particularly:</text:p>
      <text:list text:style-name="L21">
        <text:list-item>
          <text:p text:style-name="P49">passenger_count </text:p>
        </text:list-item>
        <text:list-item>
          <text:p text:style-name="P49">RatecodeID </text:p>
        </text:list-item>
        <text:list-item>
          <text:p text:style-name="P49">store_and_fwd_flag </text:p>
        </text:list-item>
        <text:list-item>
          <text:p text:style-name="P48">payment-related and surcharge variables such as congestion_surcharge and Airport_fee </text:p>
        </text:list-item>
      </text:list>
      <text:p text:style-name="Text_20_body">These missing values are not uniformly distributed across all variables, suggesting potential <text:span text:style-name="Strong_20_Emphasis">systematic gaps in data collection or recording processes</text:span> rather than random missingness.</text:p>
      <text:h text:style-name="Heading_20_3" text:outline-level="3">Numerical Characteristics</text:h>
      <text:p text:style-name="Text_20_body">A statistical summary of numerical variables reveals:</text:p>
      <text:list text:style-name="L22">
        <text:list-item>
          <text:p text:style-name="P51">The <text:span text:style-name="Strong_20_Emphasis">average passenger count is approximately 1.29</text:span>, indicating that most trips involve single passengers. </text:p>
        </text:list-item>
        <text:list-item>
          <text:p text:style-name="P51">The <text:span text:style-name="Strong_20_Emphasis">average trip distance is 6.18 miles</text:span>, although the maximum value exceeds 300,000 miles, indicating the presence of extreme outliers. </text:p>
        </text:list-item>
        <text:list-item>
          <text:p text:style-name="P51"><text:soft-page-break/>The <text:span text:style-name="Strong_20_Emphasis">average fare amount is approximately $17.24</text:span>, but the dataset also contains highly extreme values (both very high and negative fares). </text:p>
        </text:list-item>
        <text:list-item>
          <text:p text:style-name="P50">Some variables, such as tolls and surcharges, show relatively small but consistent contributions to total trip cost. </text:p>
        </text:list-item>
      </text:list>
      <text:p text:style-name="Text_20_body">The presence of extreme minimum and maximum values indicates significant <text:span text:style-name="Strong_20_Emphasis">data quality issues and outliers requiring further investigation</text:span>.</text:p>
      <text:h text:style-name="Heading_20_3" text:outline-level="3">Categorical Distributions</text:h>
      <text:list text:style-name="L23">
        <text:list-item>
          <text:p text:style-name="P53">The <text:span text:style-name="Strong_20_Emphasis">store_and_fwd_flag</text:span> variable is highly imbalanced, with the vast majority of records marked as “N”, indicating that most trips did not require temporary storage before transmission. A small number of inconsistent or invalid values are also present (e.g., X, ?, Z). </text:p>
        </text:list-item>
        <text:list-item>
          <text:p text:style-name="P53">The <text:span text:style-name="Strong_20_Emphasis">source_month</text:span> variable shows that the dataset is distributed across three months: </text:p>
          <text:list>
            <text:list-item>
              <text:p text:style-name="P53">January 2025 </text:p>
            </text:list-item>
            <text:list-item>
              <text:p text:style-name="P53">February 2025 </text:p>
            </text:list-item>
            <text:list-item>
              <text:p text:style-name="P52">March 2025<text:line-break/>with March containing the highest number of recorded trips. </text:p>
            </text:list-item>
          </text:list>
        </text:list-item>
      </text:list>
      <text:h text:style-name="Heading_20_3" text:outline-level="3">Key Observations</text:h>
      <text:list text:style-name="L24">
        <text:list-item>
          <text:p text:style-name="P55">The dataset is large-scale and operational in nature, capturing millions of taxi trips over a short time period. </text:p>
        </text:list-item>
        <text:list-item>
          <text:p text:style-name="P55">While most variables follow expected distributions, several indicators suggest: </text:p>
          <text:list>
            <text:list-item>
              <text:p text:style-name="P55">Presence of extreme outliers </text:p>
            </text:list-item>
            <text:list-item>
              <text:p text:style-name="P55">Inconsistent categorical values </text:p>
            </text:list-item>
            <text:list-item>
              <text:p text:style-name="P55">Partial missingness in key operational fields </text:p>
            </text:list-item>
          </text:list>
        </text:list-item>
        <text:list-item>
          <text:p text:style-name="P54">These issues justify the need for extensive data cleaning and validation prior to analysis.</text:p>
        </text:list-item>
      </text:list>
      <text:p text:style-name="P9"/>
      <text:p text:style-name="P9"/>
      <text:p text:style-name="P9"><text:bookmark text:name="page32R_mcid14"/>a summary of missingness <text:s text:c="2"/><text:bookmark text:name="page32R_mcid15"/>; <text:s text:c="2"/></text:p>
      <text:p text:style-name="P12">An initial assessment of missing values was conducted across all variables in the dataset. The results showed that several fields contained substantial missingness:</text:p>
      <text:list text:style-name="L1">
        <text:list-item>
          <text:p text:style-name="P11"><text:span text:style-name="Strong_20_Emphasis"><text:span text:style-name="T6">passenger_count</text:span></text:span><text:span text:style-name="T6">: 2,267,572 missing values </text:span></text:p>
        </text:list-item>
        <text:list-item>
          <text:p text:style-name="P11"><text:span text:style-name="Strong_20_Emphasis"><text:span text:style-name="T6">RatecodeID</text:span></text:span><text:span text:style-name="T6">: 2,264,213 missing values </text:span></text:p>
        </text:list-item>
        <text:list-item>
          <text:p text:style-name="P11"><text:span text:style-name="Strong_20_Emphasis"><text:span text:style-name="T6">store_and_fwd_flag</text:span></text:span><text:span text:style-name="T6">: 2,264,213 missing values </text:span></text:p>
        </text:list-item>
        <text:list-item>
          <text:p text:style-name="P11"><text:span text:style-name="Strong_20_Emphasis"><text:span text:style-name="T6">congestion_surcharge</text:span></text:span><text:span text:style-name="T6">: 2,264,213 missing values </text:span></text:p>
        </text:list-item>
        <text:list-item>
          <text:p text:style-name="P11"><text:span text:style-name="Strong_20_Emphasis"><text:span text:style-name="T6">Airport_fee</text:span></text:span><text:span text:style-name="T6">: 2,263,828 missing values </text:span></text:p>
        </text:list-item>
        <text:list-item>
          <text:p text:style-name="P10"><text:span text:style-name="Strong_20_Emphasis"><text:span text:style-name="T6">payment_type</text:span></text:span><text:span text:style-name="T6">: 1,702 missing values </text:span></text:p>
        </text:list-item>
      </text:list>
      <text:p text:style-name="P13">All other variables were complete.</text:p>
      <text:p text:style-name="Text_20_body"><text:soft-page-break/><text:span text:style-name="T6">This pattern suggests that missingness is </text:span><text:span text:style-name="Strong_20_Emphasis"><text:span text:style-name="T6">not random</text:span></text:span><text:span text:style-name="T6">, as multiple related operational fields share nearly identical counts of missing values. This may indicate a systematic issue in data collection or recording for certain trips.</text:span></text:p>
      <text:p text:style-name="P14"><text:span text:style-name="T8">While we can deal with columns like payment_type other columns which all of them has more than 2m row </text:span><text:span text:style-name="T7">is</text:span><text:span text:style-name="T8"> missing we will need client intervention </text:span></text:p>
      <text:p text:style-name="P14"><text:span text:style-name="T7">for </text:span><text:span text:style-name="T8">payment_type </text:span><text:span text:style-name="T7">we can fill the missing values with the mode of the column.</text:span></text:p>
      <text:p text:style-name="P14"><text:span text:style-name="T4"><text:line-break/>a summary of duplicate or near-duplicate issues</text:span></text:p>
      <text:h text:style-name="P4" text:outline-level="3">Identification of Duplicates</text:h>
      <text:p text:style-name="Text_20_body"><text:span text:style-name="T6">To assess duplication, records were evaluated for exact matches across all variables </text:span><text:span text:style-name="Strong_20_Emphasis"><text:span text:style-name="T6">excluding the unique identifier (</text:span></text:span><text:span text:style-name="Strong_20_Emphasis"><text:span text:style-name="Source_20_Text"><text:span text:style-name="T6">trip_id</text:span></text:span></text:span><text:span text:style-name="Strong_20_Emphasis"><text:span text:style-name="T6">)</text:span></text:span><text:span text:style-name="T6">. The </text:span><text:span text:style-name="Source_20_Text"><text:span text:style-name="T6">trip_id</text:span></text:span><text:span text:style-name="T6"> field was intentionally omitted from this check, as duplicate trips may still be assigned different IDs due to system or recording processes.</text:span></text:p>
      <text:p text:style-name="P13">Duplicates were therefore defined as records with identical values across all other attributes.</text:p>
      <text:p text:style-name="P6"/>
      <text:h text:style-name="P5" text:outline-level="3">Results</text:h>
      <text:p text:style-name="P13">The duplicate detection process yielded the following results:</text:p>
      <text:list text:style-name="L3">
        <text:list-item>
          <text:p text:style-name="P16"><text:span text:style-name="Strong_20_Emphasis"><text:span text:style-name="T6">Total records before removal</text:span></text:span><text:span text:style-name="T6">: 11,200,280 </text:span></text:p>
        </text:list-item>
        <text:list-item>
          <text:p text:style-name="P16"><text:span text:style-name="Strong_20_Emphasis"><text:span text:style-name="T6">Total records after removal</text:span></text:span><text:span text:style-name="T6">: 11,198,026 </text:span></text:p>
        </text:list-item>
        <text:list-item>
          <text:p text:style-name="P15"><text:span text:style-name="Strong_20_Emphasis"><text:span text:style-name="T6">Number of duplicates removed</text:span></text:span><text:span text:style-name="T6">: 2,254 </text:span></text:p>
        </text:list-item>
      </text:list>
      <text:p text:style-name="P6"/>
      <text:h text:style-name="P5" text:outline-level="3">Interpretation</text:h>
      <text:p text:style-name="Text_20_body"><text:span text:style-name="T6">The number of duplicate records identified is relatively small compared to the total dataset size (approximately 0.02% of all observations). This suggests that exact duplication is </text:span><text:span text:style-name="Strong_20_Emphasis"><text:span text:style-name="T6">not a major data quality issue</text:span></text:span><text:span text:style-name="T6"> in this dataset.</text:span></text:p>
      <text:p text:style-name="P56"><text:span text:style-name="T9">Now for the near duplicates : Detection Results</text:span></text:p>
      <text:p text:style-name="Text_20_body">A near-duplicate detection procedure was applied to identify records that are highly similar in spatial and temporal characteristics but not exact matches.</text:p>
      <text:p text:style-name="Text_20_body">The method identified:</text:p>
      <text:list text:style-name="L25">
        <text:list-item>
          <text:p text:style-name="P58"><text:span text:style-name="Strong_20_Emphasis">Total records analyzed</text:span>: 11,200,280 </text:p>
        </text:list-item>
        <text:list-item>
          <text:p text:style-name="P58"><text:span text:style-name="Strong_20_Emphasis">Near-duplicate records detected</text:span>: 111,216 </text:p>
        </text:list-item>
        <text:list-item>
          <text:p text:style-name="P57"><text:span text:style-name="Strong_20_Emphasis">Proportion of dataset</text:span>: approximately 0.99% </text:p>
        </text:list-item>
      </text:list>
      <text:p text:style-name="Horizontal_20_Line"/>
      <text:h text:style-name="Heading_20_3" text:outline-level="3">Definition of Near-Duplicates</text:h>
      <text:p text:style-name="Text_20_body">Near-duplicates were defined as records that satisfy the following conditions:</text:p>
      <text:list text:style-name="L26">
        <text:list-item>
          <text:p text:style-name="P60">Identical pickup and dropoff locations </text:p>
        </text:list-item>
        <text:list-item>
          <text:p text:style-name="P60"><text:soft-page-break/>Identical passenger count and payment type </text:p>
        </text:list-item>
        <text:list-item>
          <text:p text:style-name="P59">Pickup timestamps occurring within a short time window (≤ 2 minutes) </text:p>
        </text:list-item>
      </text:list>
      <text:p text:style-name="Text_20_body">This definition captures cases where multiple records may represent the same real-world trip due to system logging or duplication errors.</text:p>
      <text:p text:style-name="Horizontal_20_Line"/>
      <text:h text:style-name="Heading_20_3" text:outline-level="3">Observed Characteristics</text:h>
      <text:p text:style-name="Text_20_body">Inspection of detected near-duplicate records revealed several patterns:</text:p>
      <text:list text:style-name="L27">
        <text:list-item>
          <text:p text:style-name="P62">Many records share identical spatial routes (same pickup and dropoff locations) </text:p>
        </text:list-item>
        <text:list-item>
          <text:p text:style-name="P62">Some records exhibit unrealistic or inconsistent values, such as: </text:p>
          <text:list>
            <text:list-item>
              <text:p text:style-name="P62">Zero trip distance </text:p>
            </text:list-item>
            <text:list-item>
              <text:p text:style-name="P62">Negative fare amounts </text:p>
            </text:list-item>
            <text:list-item>
              <text:p text:style-name="P62">Identical pickup and dropoff locations with non-zero charges </text:p>
            </text:list-item>
          </text:list>
        </text:list-item>
        <text:list-item>
          <text:p text:style-name="P61">Temporal clustering is observed, with multiple similar trips occurring within seconds of each other </text:p>
        </text:list-item>
      </text:list>
      <text:p text:style-name="Horizontal_20_Line"/>
      <text:p text:style-name="P56"><text:span text:style-name="T9"/></text:p>
      <text:h text:style-name="P2" text:outline-level="2">Detection of Irregular and Anomalous Values</text:h>
      <text:p text:style-name="Text_20_body">This section focuses on identifying <text:span text:style-name="Strong_20_Emphasis">unusual values</text:span>, including:</text:p>
      <text:list text:style-name="L4">
        <text:list-item>
          <text:p text:style-name="P18">Outliers in numerical variables </text:p>
        </text:list-item>
        <text:list-item>
          <text:p text:style-name="P18">Invalid values not present in lookup tables </text:p>
        </text:list-item>
        <text:list-item>
          <text:p text:style-name="P17">Logical inconsistencies between variables </text:p>
        </text:list-item>
      </text:list>
      <text:p text:style-name="Text_20_body">The analysis was conducted using a combination of <text:span text:style-name="Strong_20_Emphasis">distributional inspection (e.g., boxplots, summaries)</text:span> and <text:span text:style-name="Strong_20_Emphasis">rule-based validation</text:span>.</text:p>
      <text:p text:style-name="Horizontal_20_Line"/>
      <text:h text:style-name="Heading_20_3" text:outline-level="3">1. Fare Amount (Outlier Detection and Correction)</text:h>
      <text:p text:style-name="Text_20_body">Initial exploration of the <text:span text:style-name="Strong_20_Emphasis">fare_amount</text:span> variable revealed extreme values, with a maximum exceeding <text:span text:style-name="Strong_20_Emphasis">800,000</text:span>, which is not consistent with realistic taxi fares.</text:p>
      <text:p text:style-name="Text_20_body">Further analysis showed:</text:p>
      <text:list text:style-name="L5">
        <text:list-item>
          <text:p text:style-name="P20">A small number of observations with fares exceeding <text:span text:style-name="Strong_20_Emphasis">500 USD</text:span> </text:p>
        </text:list-item>
        <text:list-item>
          <text:p text:style-name="P19">Several extreme outliers reaching tens or hundreds of thousands </text:p>
        </text:list-item>
      </text:list>
      <text:p text:style-name="Text_20_body">Given typical urban taxi pricing, such values are highly implausible and likely due to <text:span text:style-name="Strong_20_Emphasis">data entry or system errors</text:span>.</text:p>
      <text:h text:style-name="Heading_20_4" text:outline-level="4">Rules Applied:</text:h>
      <text:list text:style-name="L6">
        <text:list-item>
          <text:p text:style-name="P22">Observations with <text:span text:style-name="Strong_20_Emphasis">fare_amount ≥ 500</text:span> were excluded </text:p>
        </text:list-item>
        <text:list-item>
          <text:p text:style-name="P21">Negative fare values were converted to positive values, assuming <text:span text:style-name="Strong_20_Emphasis">sign entry errors</text:span> </text:p>
        </text:list-item>
      </text:list>
      <text:h text:style-name="Heading_20_4" text:outline-level="4"><text:soft-page-break/>Rationale:</text:h>
      <text:p text:style-name="Text_20_body">Extreme values can disproportionately influence averages and distort pricing analysis. Negative fares are not meaningful in this context and are most likely recording errors.</text:p>
      <text:p text:style-name="Horizontal_20_Line"/>
      <text:h text:style-name="Heading_20_3" text:outline-level="3">2. Temporal Consistency (Pickup Date)</text:h>
      <text:p text:style-name="Text_20_body">The dataset was examined for temporal consistency by extracting the <text:span text:style-name="Strong_20_Emphasis">month</text:span> from pickup timestamps.</text:p>
      <text:p text:style-name="Text_20_body">Findings:</text:p>
      <text:list text:style-name="L7">
        <text:list-item>
          <text:p text:style-name="P24">The dataset is expected to represent trips from a specific time period (primarily early 2025) </text:p>
        </text:list-item>
        <text:list-item>
          <text:p text:style-name="P24">However, a very small number of records were found in: </text:p>
          <text:list>
            <text:list-item>
              <text:p text:style-name="P24">Month 12 (December) </text:p>
            </text:list-item>
            <text:list-item>
              <text:p text:style-name="P23">Month 4 (April) </text:p>
            </text:list-item>
          </text:list>
        </text:list-item>
      </text:list>
      <text:p text:style-name="Text_20_body">These records are extremely rare and inconsistent with the overall distribution.</text:p>
      <text:h text:style-name="Heading_20_4" text:outline-level="4">Rules Applied:</text:h>
      <text:list text:style-name="L8">
        <text:list-item>
          <text:p text:style-name="P25">Observations from <text:span text:style-name="Strong_20_Emphasis">months 12 and 4 were removed</text:span> </text:p>
        </text:list-item>
      </text:list>
      <text:h text:style-name="Heading_20_4" text:outline-level="4">Rationale:</text:h>
      <text:p text:style-name="Text_20_body">These values are likely due to data entry errors or misaligned timestamps and are not representative of the dataset’s intended time scope.</text:p>
      <text:p text:style-name="Horizontal_20_Line"/>
      <text:h text:style-name="Heading_20_3" text:outline-level="3">3. Passenger Count (Data Type Consistency)</text:h>
      <text:p text:style-name="Text_20_body">The <text:span text:style-name="Strong_20_Emphasis">passenger_count</text:span> variable contained non-integer values (e.g., 1.2888), which are not logically valid.</text:p>
      <text:h text:style-name="Heading_20_4" text:outline-level="4">Rule Applied:</text:h>
      <text:list text:style-name="L9">
        <text:list-item>
          <text:p text:style-name="P26">Values were <text:span text:style-name="Strong_20_Emphasis">rounded to the nearest integer</text:span> </text:p>
        </text:list-item>
      </text:list>
      <text:h text:style-name="Heading_20_4" text:outline-level="4">Rationale:</text:h>
      <text:p text:style-name="Text_20_body">Passenger count must be a discrete variable. Non-integer values likely result from prior imputation or data corruption.</text:p>
      <text:p text:style-name="Horizontal_20_Line"/>
      <text:h text:style-name="Heading_20_3" text:outline-level="3">4. RatecodeID (Lookup Table Consistency)</text:h>
      <text:p text:style-name="Text_20_body">The <text:span text:style-name="Strong_20_Emphasis">RatecodeID</text:span> variable was checked against its expected valid values (based on a lookup table). Several invalid or unexpected values were identified, including:</text:p>
      <text:list text:style-name="L10">
        <text:list-item>
          <text:p text:style-name="P28">Negative values (e.g., -1) </text:p>
        </text:list-item>
        <text:list-item>
          <text:p text:style-name="P28">Values not present in the lookup (e.g., 12, 88) </text:p>
        </text:list-item>
        <text:list-item>
          <text:p text:style-name="P27">Non-integer values </text:p>
        </text:list-item>
      </text:list>
      <text:h text:style-name="Heading_20_4" text:outline-level="4"><text:soft-page-break/>Rules Applied:</text:h>
      <text:list text:style-name="L11">
        <text:list-item>
          <text:p text:style-name="P30">Non-integer values were mapped to the nearest valid category </text:p>
        </text:list-item>
        <text:list-item>
          <text:p text:style-name="P30">Invalid values were recoded as follows: </text:p>
          <text:list>
            <text:list-item>
              <text:p text:style-name="P30">-1 → 1 </text:p>
            </text:list-item>
            <text:list-item>
              <text:p text:style-name="P30">12 → 6 </text:p>
            </text:list-item>
            <text:list-item>
              <text:p text:style-name="P29">88 → 99 </text:p>
            </text:list-item>
          </text:list>
        </text:list-item>
      </text:list>
      <text:h text:style-name="Heading_20_4" text:outline-level="4">Rationale:</text:h>
      <text:p text:style-name="Text_20_body">These corrections were based on proximity to valid categories and assumed data entry errors. However, such transformations introduce assumptions and should be interpreted cautiously.</text:p>
      <text:p text:style-name="Horizontal_20_Line"/>
      <text:h text:style-name="Heading_20_3" text:outline-level="3">5. Trip Distance (Outlier and Consistency Check)</text:h>
      <text:p text:style-name="Text_20_body">The <text:span text:style-name="Strong_20_Emphasis">trip_distance</text:span> variable exhibited extreme values, including distances exceeding <text:span text:style-name="Strong_20_Emphasis">300,000 miles</text:span>, which are clearly unrealistic.</text:p>
      <text:p text:style-name="Text_20_body">A cross-check between <text:span text:style-name="Strong_20_Emphasis">trip_distance</text:span> and <text:span text:style-name="Strong_20_Emphasis">fare_amount</text:span> revealed major inconsistencies:</text:p>
      <text:list text:style-name="L12">
        <text:list-item>
          <text:p text:style-name="P31">Extremely large distances paired with very low fares (e.g., 100,000+ miles for ~$10–$20) </text:p>
        </text:list-item>
      </text:list>
      <text:p text:style-name="Text_20_body">This indicates <text:span text:style-name="Strong_20_Emphasis">corrupted or invalid records</text:span>.</text:p>
      <text:h text:style-name="Heading_20_4" text:outline-level="4">Rules Applied:</text:h>
      <text:list text:style-name="L13">
        <text:list-item>
          <text:p text:style-name="P32">Observations with <text:span text:style-name="Strong_20_Emphasis">trip_distance &gt; 100 miles were removed</text:span> </text:p>
        </text:list-item>
      </text:list>
      <text:h text:style-name="Heading_20_4" text:outline-level="4">Rationale:</text:h>
      <text:p text:style-name="Text_20_body">Trips exceeding 100 miles are highly unlikely in a standard urban taxi dataset. Additionally, the mismatch between distance and fare confirms that these records are unreliable.</text:p>
      <text:p text:style-name="Horizontal_20_Line"/>
      <text:h text:style-name="Heading_20_3" text:outline-level="3">6. Payment Type (Invalid Categories)</text:h>
      <text:p text:style-name="Text_20_body">The <text:span text:style-name="Strong_20_Emphasis">payment_type</text:span> variable was validated against expected categories. The following issues were identified:</text:p>
      <text:list text:style-name="L14">
        <text:list-item>
          <text:p text:style-name="P34">Presence of invalid categories (e.g., 7, 8, 9) </text:p>
        </text:list-item>
        <text:list-item>
          <text:p text:style-name="P33">Rare or ambiguous categories (e.g., “unknown”, “voided”) </text:p>
        </text:list-item>
      </text:list>
      <text:h text:style-name="Heading_20_4" text:outline-level="4">Rule Applied:</text:h>
      <text:list text:style-name="L15">
        <text:list-item>
          <text:p text:style-name="P36">Only valid categories were retained: <text:span text:style-name="Strong_20_Emphasis">{0, 1, 2, 3, 4, 5, 6}</text:span> </text:p>
        </text:list-item>
        <text:list-item>
          <text:p text:style-name="P35">All other values were excluded </text:p>
        </text:list-item>
      </text:list>
      <text:h text:style-name="Heading_20_4" text:outline-level="4">Rationale:</text:h>
      <text:p text:style-name="Text_20_body">Invalid categories likely result from data corruption or inconsistent encoding and could distort payment behavior analysis.</text:p>
      <text:p text:style-name="Horizontal_20_Line"/>
      <text:h text:style-name="Heading_20_3" text:outline-level="3"><text:soft-page-break/>7. Total Amount (Sign Consistency)</text:h>
      <text:p text:style-name="Text_20_body">The <text:span text:style-name="Strong_20_Emphasis">total_amount</text:span> variable contained a significant number of negative values (~186,936 records), which is not logically valid for total trip cost.</text:p>
      <text:h text:style-name="Heading_20_4" text:outline-level="4">Rule Applied:</text:h>
      <text:list text:style-name="L16">
        <text:list-item>
          <text:p text:style-name="P37">Negative values were converted to positive values </text:p>
        </text:list-item>
      </text:list>
      <text:h text:style-name="Heading_20_4" text:outline-level="4">Rationale:</text:h>
      <text:p text:style-name="Text_20_body">Total trip cost should always be non-negative. Negative values are assumed to result from sign errors during data entry.</text:p>
      <text:p text:style-name="Horizontal_20_Line"/>
      <text:h text:style-name="Heading_20_3" text:outline-level="3">Data Integrity Check</text:h>
      <text:p text:style-name="Text_20_body">A consistency check was performed on the spatial variables <text:span text:style-name="Strong_20_Emphasis">PULocationID (pickup location)</text:span> and <text:span text:style-name="Strong_20_Emphasis">DOLocationID (dropoff location)</text:span> to assess data validity, completeness, and logical coherence.</text:p>
      <text:p text:style-name="Horizontal_20_Line"/>
      <text:h text:style-name="Heading_20_3" text:outline-level="3">1. Missing and Invalid Values</text:h>
      <text:p text:style-name="Text_20_body">No missing or invalid values were detected in either location field:</text:p>
      <text:list text:style-name="L28">
        <text:list-item>
          <text:p text:style-name="P64">PULocationID: 0 missing values, 0 invalid entries </text:p>
        </text:list-item>
        <text:list-item>
          <text:p text:style-name="P63">DOLocationID: 0 missing values, 0 invalid entries </text:p>
        </text:list-item>
      </text:list>
      <text:p text:style-name="Text_20_body">This indicates that the dataset is <text:span text:style-name="Strong_20_Emphasis">fully complete and structurally consistent</text:span> with respect to location identifiers.</text:p>
      <text:p text:style-name="Horizontal_20_Line"/>
      <text:h text:style-name="Heading_20_3" text:outline-level="3">2. Logical Consistency: Same Pickup and Dropoff Locations</text:h>
      <text:p text:style-name="Text_20_body">A total of <text:span text:style-name="Strong_20_Emphasis">552,019 trips</text:span> were identified where the pickup and dropoff locations are identical.</text:p>
      <text:p text:style-name="Text_20_body">This represents a significant subset of the dataset.</text:p>
      <text:p text:style-name="Horizontal_20_Line"/>
      <text:h text:style-name="Heading_20_3" text:outline-level="3">Interpretation</text:h>
      <text:p text:style-name="Text_20_body">Trips with identical pickup and dropoff locations may occur due to:</text:p>
      <text:list text:style-name="L29">
        <text:list-item>
          <text:p text:style-name="P66">Very short-distance trips (e.g., intra-zone or building-level travel) </text:p>
        </text:list-item>
        <text:list-item>
          <text:p text:style-name="P66">Passenger cancellations or no-movement trips still recorded as completed </text:p>
        </text:list-item>
        <text:list-item>
          <text:p text:style-name="P65">Data entry or system logging artifacts </text:p>
        </text:list-item>
      </text:list>
      <text:p text:style-name="Text_20_body">Further inspection of sample records shows that these trips typically have:</text:p>
      <text:list text:style-name="L30">
        <text:list-item>
          <text:p text:style-name="P68">Very short trip distances </text:p>
        </text:list-item>
        <text:list-item>
          <text:p text:style-name="P67">Low fare amounts </text:p>
        </text:list-item>
      </text:list>
      <text:p text:style-name="Text_20_body"><text:soft-page-break/>This suggests that a large proportion of these cases are likely <text:span text:style-name="Strong_20_Emphasis">valid short trips rather than errors</text:span>, although some noise may still exist.</text:p>
      <text:p text:style-name="Horizontal_20_Line"/>
      <text:h text:style-name="Heading_20_3" text:outline-level="3">3. Location Distribution Analysis</text:h>
      <text:p text:style-name="Text_20_body">The most frequently occurring pickup and dropoff locations are concentrated in a small number of zones:</text:p>
      <text:list text:style-name="L31">
        <text:list-item>
          <text:p text:style-name="P70">Pickup hotspots include IDs such as <text:span text:style-name="Strong_20_Emphasis">161, 237, 236, 132, and 230</text:span> </text:p>
        </text:list-item>
        <text:list-item>
          <text:p text:style-name="P69">Dropoff hotspots include IDs such as <text:span text:style-name="Strong_20_Emphasis">236, 237, 161, 230, and 170</text:span> </text:p>
        </text:list-item>
      </text:list>
      <text:p text:style-name="Horizontal_20_Line"/>
      <text:h text:style-name="Heading_20_3" text:outline-level="3">Interpretation</text:h>
      <text:p text:style-name="Text_20_body">The overlap between high-frequency pickup and dropoff zones suggests:</text:p>
      <text:list text:style-name="L32">
        <text:list-item>
          <text:p text:style-name="P72">Strong spatial clustering of trips in central or high-demand urban areas </text:p>
        </text:list-item>
        <text:list-item>
          <text:p text:style-name="P72">Likely presence of major transport hubs or commercial districts </text:p>
        </text:list-item>
        <text:list-item>
          <text:p text:style-name="P71">Expected behavior in urban taxi systems with concentrated demand regions </text:p>
        </text:list-item>
      </text:list>
      <text:p text:style-name="Horizontal_20_Line"/>
      <text:h text:style-name="Heading_20_3" text:outline-level="3">4. Sample Observations (Same Location Trips)</text:h>
      <text:p text:style-name="Text_20_body">Inspection of identical pickup and dropoff trips confirms:</text:p>
      <text:list text:style-name="L33">
        <text:list-item>
          <text:p text:style-name="P74">Trip distances are generally very low (e.g., 0.2–2.8 miles) </text:p>
        </text:list-item>
        <text:list-item>
          <text:p text:style-name="P74">Fare amounts are consistent with short-distance travel </text:p>
        </text:list-item>
        <text:list-item>
          <text:p text:style-name="P73">No evidence of obvious data corruption in these cases </text:p>
        </text:list-item>
      </text:list>
      <text:p text:style-name="Horizontal_20_Line"/>
      <text:h text:style-name="Heading_20_3" text:outline-level="3">Key Findings</text:h>
      <text:list text:style-name="L34">
        <text:list-item>
          <text:p text:style-name="P76">The dataset is <text:span text:style-name="Strong_20_Emphasis">complete and valid</text:span> in terms of location identifiers </text:p>
        </text:list-item>
        <text:list-item>
          <text:p text:style-name="P76">A substantial number of trips involve <text:span text:style-name="Strong_20_Emphasis">zero-area movement (same pickup and dropoff)</text:span> </text:p>
        </text:list-item>
        <text:list-item>
          <text:p text:style-name="P76">These cases are most likely <text:span text:style-name="Strong_20_Emphasis">legitimate short-distance trips rather than errors</text:span> </text:p>
        </text:list-item>
        <text:list-item>
          <text:p text:style-name="P75">Location usage is highly <text:span text:style-name="Strong_20_Emphasis">concentrated in a few high-demand zones</text:span></text:p>
        </text:list-item>
      </text:list>
      <text:p text:style-name="P7"/>
      <text:h text:style-name="P3" text:outline-level="2">Key Assumptions and Limitations</text:h>
      <text:list text:style-name="L17">
        <text:list-item>
          <text:p text:style-name="P40">Several corrections (e.g., converting negatives to positives, mapping invalid categories) assume <text:span text:style-name="Strong_20_Emphasis">data entry errors rather than true edge cases</text:span> </text:p>
        </text:list-item>
        <text:list-item>
          <text:p text:style-name="P40">Outlier removal thresholds (e.g., fare &lt; 500, distance ≤ 100) are based on <text:span text:style-name="Strong_20_Emphasis">domain reasoning rather than strict business rules</text:span> </text:p>
        </text:list-item>
        <text:list-item>
          <text:p text:style-name="P41">Some variables (e.g., RatecodeID, payment_type) depend on <text:span text:style-name="Strong_20_Emphasis">external lookup tables</text:span>, and incorrect mappings may introduce bias </text:p>
        </text:list-item>
      </text:list>
      <text:p text:style-name="P7"/>
      <text:h text:style-name="P1" text:outline-level="1"><text:soft-page-break/><text:span text:style-name="Strong_20_Emphasis">Location Consistency Analysis</text:span></text:h>
      <text:p text:style-name="Text_20_body"/>
      <text:h text:style-name="Heading_20_2" text:outline-level="2">Potential Impact on Business Interpretation</text:h>
      <text:list text:style-name="L18">
        <text:list-item>
          <text:p text:style-name="P43">Removing extreme outliers improves <text:span text:style-name="Strong_20_Emphasis">stability of averages and models</text:span> </text:p>
        </text:list-item>
        <text:list-item>
          <text:p text:style-name="P43">However, aggressive filtering may exclude rare but valid high-value trips </text:p>
        </text:list-item>
        <text:list-item>
          <text:p text:style-name="P43">Recoding invalid values may introduce <text:span text:style-name="Strong_20_Emphasis">systematic bias</text:span> if assumptions are incorrect </text:p>
        </text:list-item>
        <text:list-item>
          <text:p text:style-name="P42">Failure to address these issues would result in <text:span text:style-name="Strong_20_Emphasis">misleading insights</text:span>, particularly in pricing, demand, and operational analysis</text:p>
        </text:list-item>
      </text:list>
      <text:p text:style-name="P9"/>
      <text:p text:style-name="P9"/>
      <text:p text:style-name="P9"/>
      <text:p text:style-name="P8"><text:span text:style-name="T2"><text:line-break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09:58:30.187812062</meta:creation-date>
    <meta:generator>LibreOffice/24.2.7.2$Linux_X86_64 LibreOffice_project/420$Build-2</meta:generator>
    <dc:date>2026-04-12T11:24:24.204849676</dc:date>
    <meta:editing-duration>PT51M15S</meta:editing-duration>
    <meta:editing-cycles>8</meta:editing-cycles>
    <meta:document-statistic meta:table-count="0" meta:image-count="0" meta:object-count="0" meta:page-count="9" meta:paragraph-count="207" meta:word-count="1994" meta:character-count="13544" meta:non-whitespace-character-count="11752"/>
  </office:meta>
</office:document-meta>
</file>